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SUM([.B6:.B66])" office:value-type="currency" office:currency="USD" office:value="284.7875" calcext:value-type="currency">
            <text:p>$284.7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1" table:formula="of:=13.77+ 4.52" office:value-type="currency" office:currency="USD" office:value="18.29" calcext:value-type="currency">
            <text:p>$18.2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nector + front plate</text:p>
          </table:table-cell>
        </table:table-row>
        <table:table-row table:style-name="ro1">
          <table:table-cell/>
          <table:table-cell table:style-name="ce1" office:value-type="currency" office:currency="USD" office:value="82.65" calcext:value-type="currency">
            <text:p>$82.65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LCD + Touch</text:p>
          </table:table-cell>
        </table:table-row>
        <table:table-row table:style-name="ro1">
          <table:table-cell/>
          <table:table-cell table:style-name="ce1" office:value-type="currency" office:currency="USD" office:value="62.78" calcext:value-type="currency">
            <text:p>$62.7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 Amps + phat DAC</text:p>
          </table:table-cell>
        </table:table-row>
        <table:table-row table:style-name="ro1">
          <table:table-cell/>
          <table:table-cell table:style-name="ce1" office:value-type="currency" office:currency="USD" office:value="19.47" calcext:value-type="currency">
            <text:p>$19.47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Power supply, USB Cable, CAN Card, Heat sink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d card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hdmi cabl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i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timate tax + shipping</text:p>
          </table:table-cell>
        </table:table-row>
        <table:table-row table:style-name="ro1">
          <table:table-cell/>
          <table:table-cell table:formula="of:=9.85/5" office:value-type="float" office:value="1.97" calcext:value-type="float">
            <text:p>1.9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TC</text:p>
          </table:table-cell>
        </table:table-row>
        <table:table-row table:style-name="ro1">
          <table:table-cell/>
          <table:table-cell table:formula="of:=9.99/4" office:value-type="float" office:value="2.4975" calcext:value-type="float">
            <text:p>2.497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eader Extension</text:p>
          </table:table-cell>
        </table:table-row>
        <table:table-row table:style-name="ro1">
          <table:table-cell/>
          <table:table-cell office:value-type="float" office:value="7.99" calcext:value-type="float">
            <text:p>7.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CM5102A breakout</text:p>
          </table:table-cell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 LC Filters</text:p>
          </table:table-cell>
        </table:table-row>
        <table:table-row table:style-name="ro1">
          <table:table-cell/>
          <table:table-cell office:value-type="float" office:value="29.95" calcext:value-type="float">
            <text:p>29.9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USB S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1:12:09.658385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7T10:28:07.949872054</meta:creation-date>
    <dc:date>2020-05-28T21:30:27.491798164</dc:date>
    <meta:editing-duration>PT51M44S</meta:editing-duration>
    <meta:editing-cycles>6</meta:editing-cycles>
    <meta:generator>LibreOffice/6.4.4.2$Linux_X86_64 LibreOffice_project/40$Build-2</meta:generator>
    <meta:document-statistic meta:table-count="1" meta:cell-count="39" meta:object-count="0"/>
  </office:meta>
</office:document-meta>
</file>